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6016868490447343697"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498874884244819269"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7614323516200796557"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3145234803290977317"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5405823549763736973"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8435160482732606661"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4790650"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3796396708484587705"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5940218573147971146"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7007066891352536905"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4077214028651835373"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478709257334755110"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3257105521508148804"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694384375634948013"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162179430162578894"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6572111088140553778"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8940143289098519874" text:style-name="L16">
        <text:list-item>
          <text:p text:style-name="P30">Implement deploy mage button DONE</text:p>
        </text:list-item>
      </text:list>
      <text:p text:style-name="P1">Implement Ranger Class</text:p>
      <text:list xml:id="list2135250786358332620"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2756207525596486000"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97652040672910210" text:style-name="L19">
        <text:list-item>
          <text:p text:style-name="P33">single target damage effect </text:p>
        </text:list-item>
        <text:list-item>
          <text:p text:style-name="P33">aoe damage effect DONE</text:p>
        </text:list-item>
      </text:list>
      <text:p text:style-name="P1">Fix knockdown/standup on defenders DONE</text:p>
      <text:list xml:id="list4943397288593165651"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4516187026704625390"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688533653051393478"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276664264665819970"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506671788198087669"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1205982202165796342"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545525696280495553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264661981480362506"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2201182305989283275"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3082339834837779090" text:style-name="L29">
        <text:list-item>
          <text:p text:style-name="P43">Clean up UI</text:p>
          <text:list>
            <text:list-item>
              <text:p text:style-name="P43">Replace all text components with tmpro</text:p>
            </text:list-item>
          </text:list>
        </text:list-item>
      </text:list>
      <text:list xml:id="list6515339474625286245"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2523253949772227280"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6246915323877874307"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4889956508236010787" text:style-name="L33">
        <text:list-item>
          <text:p text:style-name="P47">Fix level load/tile issues DONE</text:p>
          <text:list>
            <text:list-item>
              <text:p text:style-name="P47">defenders and enemies shouldn't be placed on occupied tiles</text:p>
            </text:list-item>
          </text:list>
        </text:list-item>
      </text:list>
      <text:list xml:id="list2486890175800806831"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1339724194734098591"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99848297572030891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226897051035778399"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7028258450943734668"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5937077637062684451"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216192836167201046"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8189827478920960067"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4791384" text:continue-list="list4216192836167201046"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2453977305206610837"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6693164917889305690"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3907325106284043925"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8529537493208111967"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6134633422437265875"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704824420795572545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6938872819425724415"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6792820944638829141"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5329888657846452910"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366463153980597306"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4590870504102382160"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3637761865213287868"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2120363349026261037"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08">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1736771655557036244"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165820635963939325"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6732459279730149441"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6578876539921209620"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4781274" text:continue-list="list165820635963939325"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370275601226994288"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8189841828429073054"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2766909506531705902"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2073075236081383916"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3554311291553438709"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6310899410900247266"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401945942764053951"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6107428653693916176"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6067513809555715147"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4201230253591958820"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5894013244580093965"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5524693543226415734"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8811435237355379316"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911300032060709005"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8202775509795236706"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603420762020091189"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5994434150261576324" text:style-name="L75">
        <text:list-item>
          <text:p text:style-name="P81">create a visuals/tiles/background surronding the tiles DONE</text:p>
          <text:list>
            <text:list-item>
              <text:p text:style-name="P81">could use water tiles to make a BG. DONE</text:p>
            </text:list-item>
          </text:list>
        </text:list-item>
      </text:list>
      <text:list xml:id="list5672364657319233688"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6256072175784444633"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390551392621199794"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4614266182736031930"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6875126680551940435"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132625110581851813"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1143152925818826522" text:style-name="L82">
        <text:list-item>
          <text:p text:style-name="P87">Refactor UI canvas scripts (world map, roster, etc) DONE</text:p>
          <text:list>
            <text:list-item>
              <text:p text:style-name="P87">create visual parent objects for the static classes DONE</text:p>
            </text:list-item>
          </text:list>
        </text:list-item>
      </text:list>
      <text:list xml:id="list7515662628961628613" text:style-name="L83">
        <text:list-item>
          <text:p text:style-name="P88">Refactor and update enemy scripts/abilities DONE</text:p>
          <text:p text:style-name="P88"/>
        </text:list-item>
      </text:list>
      <text:p text:style-name="P6">Sprint 32: New traits and passives (completed 15/9/19)</text:p>
      <text:list xml:id="list3676643342106491379"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808880339902980930"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3428598879521626840"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9016093108313587413"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2116869418311042433"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7869424276187780967"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8010621069220755525" text:style-name="L90">
        <text:list-item>
          <text:p text:style-name="P95">New Scripts</text:p>
        </text:list-item>
      </text:list>
      <text:list xml:id="list6968634822485590826"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1132828881864248342"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5127274288166113584"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1068209061083260774" text:style-name="L94">
        <text:list-item>
          <text:p text:style-name="P99">Camoflage</text:p>
        </text:list-item>
      </text:list>
      <text:list xml:id="list7812580344954326123"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5526485180215744153"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6503347702445251560" text:style-name="L97">
        <text:list-item>
          <text:p text:style-name="P102"><text:s/>See notes in design notes document</text:p>
        </text:list-item>
      </text:list>
      <text:p text:style-name="P6">Sprint 39: Rework Necromancer enemy (completed 28/10/19)</text:p>
      <text:list xml:id="list1557892856325810560"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648693346030750201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4808617" text:continue-list="list5672364657319233688"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4799765"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2425003043794891176" text:style-name="L100">
        <text:list-item>
          <text:p text:style-name="P106">review scripts from sci fi game</text:p>
        </text:list-item>
      </text:list>
      <text:p text:style-name="P6">Sprint 43: Reward Screen updates + UI view updates (completed 31/10/19)</text:p>
      <text:list xml:id="list4383292365018951501"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2746116894724491422"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4791373" text:continue-list="list34799765"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3492806049923574960"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4857427144356329650"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5732930865278649769" text:style-name="L105">
        <text:list-item>
          <text:p text:style-name="P111">Update script/ai logic DONE</text:p>
        </text:list-item>
        <text:list-item>
          <text:p text:style-name="P111">Play test/balance/debug DONE</text:p>
        </text:list-item>
      </text:list>
      <text:list xml:id="list7226221639539580020"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2334950500113954105"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7055806953228154706"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2279725747484418527"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1142802736232965440"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2506696576399423074"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2749194842119216313"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4810281" text:continue-list="list4857427144356329650" text:style-name="L104">
        <text:list-item>
          <text:p text:style-name="P110"><text:soft-page-break/>Rework abilities DONE</text:p>
        </text:list-item>
      </text:list>
      <text:list xml:id="list7947582403170508561"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6423728133733352934"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7776763919445449384"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8352625838324894810"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7592086020641572610"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4794447"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6671783696874575143"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3721337278581065971"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579602185709529109"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993683543551597485"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5859861085171881443"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4075698970962504896"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3009475866538051201"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327030910998291468"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4010782526085877657"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9110216487886677363" text:style-name="L127">
        <text:list-item>
          <text:p text:style-name="P133">Skeleton Warrior</text:p>
          <text:list>
            <text:list-item>
              <text:p text:style-name="P133">update code logic for guard ability DONE</text:p>
            </text:list-item>
          </text:list>
        </text:list-item>
      </text:list>
      <text:list xml:id="list5764424819306274569"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6901701491520049034"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4823127798449312444"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2122017657605131590"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1910054403949177683"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3262569741118922121"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4964141401412479960" text:style-name="L134">
        <text:list-item>
          <text:p text:style-name="P140">when character is killed, their activation isnt instantly destroyed, instead it fades out gradually, or plays some nice visual effect (e.g. burning up) DONE</text:p>
        </text:list-item>
      </text:list>
      <text:list xml:id="list34800582" text:continue-list="list3262569741118922121"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424674008110590545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7261549534417722010"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6314678125353083553" text:style-name="L137">
        <text:list-item>
          <text:p text:style-name="P143">Movement</text:p>
        </text:list-item>
      </text:list>
      <text:list xml:id="list3471945066576537443" text:style-name="L138">
        <text:list-item>
          <text:p text:style-name="P144">free strike event occurs BEFORE character moves away DONE</text:p>
        </text:list-item>
      </text:list>
      <text:p text:style-name="P2">UI</text:p>
      <text:list xml:id="list86860665063012941" text:style-name="L139">
        <text:list-item>
          <text:p text:style-name="P145">Status icon panel fades in and out DONE</text:p>
        </text:list-item>
      </text:list>
      <text:list xml:id="list6913636802944422031"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8498194465057416528" text:style-name="L141">
        <text:list-item>
          <text:p text:style-name="P147">text logic also edits ability info panel text fields (just for the starting defender abilities) DONE</text:p>
        </text:list-item>
      </text:list>
      <text:p text:style-name="P2">Play Test</text:p>
      <text:list xml:id="list3253010050810942853" text:style-name="L142">
        <text:list-item>
          <text:p text:style-name="P148">Play the game and hunt/squash bugs</text:p>
        </text:list-item>
      </text:list>
      <text:p text:style-name="P2">Controls</text:p>
      <text:list xml:id="list6821881445113543242"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6765288317241235311" text:style-name="L144">
        <text:list-header>
          <text:p text:style-name="P150"/>
        </text:list-header>
      </text:list>
      <text:p text:style-name="P6">Sprint 66: More Mystery Encounters</text:p>
      <text:list xml:id="list6936715001450698100" text:style-name="L145">
        <text:list-item>
          <text:p text:style-name="P151">Add 4 more mystery encounters to the game</text:p>
        </text:list-item>
      </text:list>
      <text:list xml:id="list34809989" text:continue-list="list5859861085171881443"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1074976611531965509"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6879123579781408179"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4108710635208681711"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512283172437184957"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1522033491958374179"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698437025844454064"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1552338447864487999"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7686870750860368144"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3609117479650873102"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4138991573305188293"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6292954605273839525" text:style-name="L156">
        <text:list-item>
          <text:p text:style-name="P254">Enemy ability/passive updates</text:p>
          <text:list>
            <text:list-item>
              <text:p text:style-name="P254">Necromancer </text:p>
            </text:list-item>
          </text:list>
        </text:list-item>
      </text:list>
      <text:list xml:id="list7538920661240136270" text:style-name="L157">
        <text:list-item>
          <text:p text:style-name="P255">Warrior</text:p>
        </text:list-item>
      </text:list>
      <text:p text:style-name="P13"/>
      <text:p text:style-name="P11">Sprint 72: General game changes / experimentation (completed 26/12/19)</text:p>
      <text:list xml:id="list304847654961639973"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3884684273935248272"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1341466885375906224"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1576234289898705252" text:style-name="L161">
        <text:list-item>
          <text:p text:style-name="P259">Remove artifacts system for now DONE</text:p>
        </text:list-item>
      </text:list>
      <text:list xml:id="list598588419053016011"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5468989708864230450"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5849565757516215262"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8316279253266636076"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8563373680291177633"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1684854375934365910"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8522893657232829405" text:style-name="L168">
        <text:list-item>
          <text:p text:style-name="P266">Play test map/tile changes and debug DONE</text:p>
        </text:list-item>
      </text:list>
      <text:p text:style-name="P13"/>
      <text:p text:style-name="P11">Sprint 74: Redesign and Brainstorming (completed 8/1/2020)</text:p>
      <text:list xml:id="list202135824970485500"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2125443262329732507"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1481641900452514726"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417874427677236929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4124101995981410653"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1405066417750097527"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1772609205389539793"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5847273837186373790"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5327106217765727606"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2796203692111602568"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247470056318841304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1198141794001773953"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91725102943696206" text:style-name="L181">
        <text:list-item>
          <text:p text:style-name="P164">Cyromancy</text:p>
        </text:list-item>
      </text:list>
      <text:list xml:id="list34807175" text:continue-list="list1198141794001773953"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4497100843537789309"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8130825829893155904"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756049131249121482"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6381367810944710541"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2122829309501591710"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8974517532216840950"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4789954"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6203711890865733367"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6050542788525969316"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7174480356732042279"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6423824936781520702"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4089352375243785693"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7705158450456190025"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5074592501147433673"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6077762209771269379"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683355436643058789"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6251493973691628085"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4509711506582413636"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2149216978900621060"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3934656023241182963"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6506457669033408684" text:style-name="L201">
        <text:list-item>
          <text:p text:style-name="P272">Components</text:p>
          <text:list>
            <text:list-item>
              <text:p text:style-name="P272">image</text:p>
            </text:list-item>
            <text:list-item>
              <text:p text:style-name="P272">button</text:p>
            </text:list-item>
          </text:list>
        </text:list-item>
      </text:list>
      <text:list xml:id="list8386408087742274639"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4121333210619105747"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1791910755942021413"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9165299268321625134" text:style-name="L205">
        <text:list-item>
          <text:p text:style-name="P276">talentPointsText (TMP)</text:p>
        </text:list-item>
        <text:list-item>
          <text:p text:style-name="P276">talentPoints (int)</text:p>
        </text:list-item>
      </text:list>
      <text:list xml:id="list1435250106702687269"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6417496402464471295" text:style-name="L207">
        <text:list-item>
          <text:p text:style-name="P278">the plus button for each class will have the characterData method IncreaseSkillPoint(string className) imbedded into the button component</text:p>
        </text:list-item>
      </text:list>
      <text:list xml:id="list5120318536642881387"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8010476862500376745"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3846603612832439689"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5954192527425879063"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2953034979023291471"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6079974260345605737"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9206422671894586100"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7833730245236748803"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3987841463832786536"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3042503914723090320"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5248067762478549601"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4615242765423882126"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4839526340166338461"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5444256435252382485"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4765013154994824696"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7538306467476492225"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6525768658664914599"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3706285775167448403"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6411016025859912089" text:style-name="L226">
        <text:list-item>
          <text:p text:style-name="P297">Rebuild all skellys in UCM</text:p>
        </text:list-item>
      </text:list>
      <text:list xml:id="list3755724538984299772"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2702835834673088238"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4517250044594514012"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7744923844628946326"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4743914672624992334"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text:p>
      <text:list xml:id="list3732906561059058870"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215">Polished Armour: Your character's block does not expire on activation start. Start combat with 5 Block</text:p>
                </text:list-item>
                <text:list-item>
                  <text:p text:style-name="P215">Genius: Double all XP gains</text:p>
                </text:list-item>
                <text:list-item>
                  <text:p text:style-name="P215">Pennywise: Double all gold gains</text:p>
                </text:list-item>
                <text:list-item>
                  <text:p text:style-name="P215">Pumped Up: Your characters have +10 stamina and max energy</text:p>
                </text:list-item>
                <text:list-item>
                  <text:p text:style-name="P215">Vengeful: Your characters have +4 strength</text:p>
                </text:list-item>
                <text:list-item>
                  <text:p text:style-name="P215">Well Drilled: Strike, Shoot and Defend and Move cost 5 Energy less</text:p>
                </text:list-item>
                <text:list-item>
                  <text:p text:style-name="P215">Blessing Of Undeath: The next 3 times one of your characters dies in combat, ressurect them to 50% health.</text:p>
                </text:list-item>
                <text:list-item>
                  <text:p text:style-name="P215">Alert: Your characters have +2 Mobility and Initiative during the first turn of combat</text:p>
                </text:list-item>
                <text:list-item>
                  <text:p text:style-name="P215">Curious: Your characters start combat with +1 Strength, Wisdom and Dexterity</text:p>
                </text:list-item>
                <text:list-item>
                  <text:p text:style-name="P215">Determined: Your character's are immune to Stunned, Sleep, Blind, Disarmed and Silenced</text:p>
                </text:list-item>
                <text:list-item>
                  <text:p text:style-name="P215">Blessing Of Elements: Your characters are immune to Burning, Poisoned, Shocked and Chilled</text:p>
                </text:list-item>
                <text:list-item>
                  <text:p text:style-name="P303">Godly: Your characters ignore all resistances when attacking</text:p>
                </text:list-item>
              </text:list>
            </text:list-item>
          </text:list>
        </text:list-item>
      </text:list>
      <text:p text:style-name="P13"/>
      <text:p text:style-name="P11">DoD</text:p>
      <text:list xml:id="list6535450830784693668" text:style-name="L233">
        <text:list-item>
          <text:p text:style-name="P305">Treasure room event starts and loads correctly DONE</text:p>
        </text:list-item>
        <text:list-item>
          <text:p text:style-name="P305">Clicking treasure chests creates a loot screen with state reward DONE</text:p>
        </text:list-item>
        <text:list-item>
          <text:p text:style-name="P305"><text:soft-page-break/>Loot screen buttons/elements all working DONE</text:p>
          <text:list>
            <text:list-item>
              <text:p text:style-name="P305">choose a item card DONE</text:p>
            </text:list-item>
            <text:list-item>
              <text:p text:style-name="P305">choose a state DONE</text:p>
            </text:list-item>
          </text:list>
        </text:list-item>
      </text:list>
      <text:list xml:id="list6187897706314148617" text:style-name="L234">
        <text:list-item>
          <text:p text:style-name="P306">All new states apply their effects correctly</text:p>
        </text:list-item>
        <text:list-item>
          <text:p text:style-name="P306">All new states expire correctly</text:p>
        </text:list-item>
      </text:list>
      <text:p text:style-name="P13"/>
      <text:p text:style-name="P12">Sprint Order</text:p>
      <text:p text:style-name="P13">Sprint ??: Mystery Events </text:p>
      <text:p text:style-name="P13">Sprint ??: Shop encounter updates</text:p>
      <text:p text:style-name="P13">Sprint ??: Enemy Info Panels</text:p>
      <text:p text:style-name="P13">Sprint ??: Text logic updates (update how abilities and passive info panels get there data / set the their text properties</text:p>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Main menu Rework / Build your team screen (PERMANENT SOLUTION SOLUTION)</text:p>
      <text:p text:style-name="P13">Sprint ??: Polish content from post MVP sprints / <text:s/>Overhaul visuals again / bug fixing</text:p>
      <text:p text:style-name="P13"/>
      <text:p text:style-name="P13">Sprint ??: Character preset builder screen / features</text:p>
      <text:p text:style-name="P13"/>
      <text:p text:style-name="P13"/>
      <text:p text:style-name="P13"/>
      <text:list xml:id="list5675794063806896323" text:style-name="L235">
        <text:list-item>
          <text:list>
            <text:list-item>
              <text:list>
                <text:list-header>
                  <text:p text:style-name="P307"/>
                </text:list-header>
              </text:list>
            </text:list-item>
          </text:list>
        </text:list-item>
      </text:list>
      <text:p text:style-name="P13"/>
      <text:p text:style-name="P13"/>
      <text:p text:style-name="P13"/>
      <text:p text:style-name="P13"/>
      <text:p text:style-name="P13"/>
      <text:p text:style-name="P13"/>
      <text:p text:style-name="P13"><text:soft-page-break/></text:p>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3858872049875052644" text:style-name="L236">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text:soft-page-break/>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3418175560426390218" text:style-name="L237">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689614625636128901" text:style-name="L238">
        <text:list-item>
          <text:p text:style-name="P228">Redesign game plot and back story</text:p>
          <text:list>
            <text:list-item>
              <text:p text:style-name="P228">What is the mission? The problem? Who is/are the villains?</text:p>
            </text:list-item>
          </text:list>
        </text:list-item>
      </text:list>
      <text:list xml:id="list9172782119893010204" text:style-name="L239">
        <text:list-item>
          <text:p text:style-name="P229">Redesign defenders and abilities</text:p>
          <text:list>
            <text:list-item>
              <text:p text:style-name="P229">choose starting 4 gods and abilities</text:p>
            </text:list-item>
          </text:list>
        </text:list-item>
      </text:list>
      <text:list xml:id="list5182490716273790511" text:style-name="L240">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7880302512532127387" text:style-name="L241">
        <text:list-item>
          <text:p text:style-name="P179">Implement some more tile types</text:p>
        </text:list-item>
        <text:list-item>
          <text:p text:style-name="P179"><text:soft-page-break/>Implement Ai logic for taking advantage of different tile types</text:p>
        </text:list-item>
        <text:list-item>
          <text:p text:style-name="P179">Implement randomly generated world/hexagon types DONE</text:p>
        </text:list-item>
      </text:list>
      <text:p text:style-name="P2">Items/Loot</text:p>
      <text:list xml:id="list8860886038045772294" text:style-name="L242">
        <text:list-item>
          <text:p text:style-name="P180">Implement more items</text:p>
        </text:list-item>
        <text:list-item>
          <text:p text:style-name="P180">implement item rarity + drop chance </text:p>
        </text:list-item>
      </text:list>
      <text:p text:style-name="P2">Enemies</text:p>
      <text:list xml:id="list8098830301770071550" text:style-name="L243">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implement stealth/camoflagued + mega stealth/perma stealth/ invisbile</text:p>
            </text:list-item>
          </text:list>
        </text:list-item>
      </text:list>
      <text:p text:style-name="P1"/>
      <text:p text:style-name="P4">Remaining systems (7/22/19)</text:p>
      <text:list xml:id="list3191725295019602158" text:style-name="L244">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5842098447774163634" text:style-name="L245">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text:soft-page-break/>an artifact cant be offered if the player already has it</text:p>
                </text:list-item>
              </text:list>
            </text:list-item>
            <text:list-item>
              <text:p text:style-name="P232">design UI panel for displaying artifacts</text:p>
            </text:list-item>
          </text:list>
        </text:list-item>
      </text:list>
      <text:p text:style-name="P1"/>
      <text:list xml:id="list7968915020451015119" text:style-name="L246">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4535067576067027489" text:style-name="L247">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1353645303452870799" text:style-name="L248">
        <text:list-item>
          <text:p text:style-name="P235">the same mystery event cant appear more then once during a run</text:p>
          <text:p text:style-name="P235"/>
        </text:list-item>
      </text:list>
      <text:p text:style-name="P1"/>
      <text:list xml:id="list7235107802983312794" text:style-name="L249">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2311542528148450922" text:style-name="L250">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text:soft-page-break/></text:p>
      <text:p text:style-name="P4"/>
      <text:p text:style-name="P4">Play Testing Notes</text:p>
      <text:p text:style-name="P6">Play Test 8/24/19</text:p>
      <text:list xml:id="list6292382943498639643" text:style-name="L251">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8546908799097388878" text:style-name="L252">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ext:soft-page-break/>talent points should be highlighted or sparkling if its more then 0</text:p>
                </text:list-item>
                <text:list-item>
                  <text:p text:style-name="P183">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4224815829885659823" text:style-name="L253">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item card in shop script + prefab</text:p>
                </text:list-item>
              </text:list>
            </text:list-item>
          </text:list>
        </text:list-item>
      </text:list>
      <text:list xml:id="list34783674" text:continue-list="list911300032060709005"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6003443651782505122" text:style-name="L254">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text:soft-page-break/>Display a heart symbol instead of hp text</text:p>
                </text:list-item>
                <text:list-item>
                  <text:p text:style-name="P185">health increases make the font green, health loses make the font red</text:p>
                </text:list-item>
              </text:list>
            </text:list-item>
          </text:list>
        </text:list-item>
      </text:list>
      <text:list xml:id="list9017986205723189667" text:style-name="L255">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1714399335408401661" text:style-name="L256">
        <text:list-item>
          <text:p text:style-name="P187">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World/Camera View</text:p>
      <text:list xml:id="list34808222" text:continue-list="list603420762020091189"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3199086150356162339" text:style-name="L257">
        <text:list-item>
          <text:p text:style-name="P188">create a visuals/tiles/background surronding the tiles</text:p>
          <text:list>
            <text:list-item>
              <text:p text:style-name="P188">could use water tiles to make a BG.</text:p>
            </text:list-item>
          </text:list>
        </text:list-item>
      </text:list>
      <text:list xml:id="list5067870665811797632" text:style-name="L258">
        <text:list-item>
          <text:p text:style-name="P189">possibly need to implement cinemachine camera system, and rewatch the tutorial from 2d course</text:p>
        </text:list-item>
      </text:list>
      <text:p text:style-name="P2">Characters</text:p>
      <text:list xml:id="list1556592186779581040" text:style-name="L259">
        <text:list-item>
          <text:p text:style-name="P190">Design/Implement two more playable classes</text:p>
        </text:list-item>
      </text:list>
      <text:p text:style-name="P2">Events</text:p>
      <text:list xml:id="list3980780943017336985" text:style-name="L260">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34812866" text:continue-list="list3199086150356162339" text:style-name="L257">
        <text:list-header>
          <text:p text:style-name="P188"/>
          <text:p text:style-name="P188"><text:soft-page-break/></text:p>
          <text:p text:style-name="P188">Andrei play test notes</text:p>
        </text:list-header>
      </text:list>
      <text:list xml:id="list4838288408179344532" text:style-name="L261">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5849227173339537679" text:style-name="L262">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Rest Site Event</text:p>
      <text:list xml:id="list7440087673255839519" text:style-name="L263">
        <text:list-item>
          <text:p text:style-name="P194">You can do multiple things at each rest site</text:p>
        </text:list-item>
        <text:list-item>
          <text:p text:style-name="P194">At each rest site, you have 3 action points</text:p>
        </text:list-item>
        <text:list-item>
          <text:p text:style-name="P194">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All character heal to full HP: 3 AP</text:p>
            </text:list-item>
            <text:list-item>
              <text:p text:style-name="P194">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7382481551487990511" text:style-name="L264">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5740003145191913623" text:style-name="L265">
        <text:list-item>
          <text:p text:style-name="P196"><text:soft-page-break/>State Ideas</text:p>
          <text:list>
            <text:list-item>
              <text:p text:style-name="P196">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Characters that end their activation without block gain +3 block</text:p>
            </text:list-item>
            <text:list-item>
              <text:p text:style-name="P196">Combat events drop an additional item reward</text:p>
            </text:list-item>
          </text:list>
        </text:list-item>
      </text:list>
      <text:p text:style-name="P2"/>
      <text:p text:style-name="P2">Curse Ideas</text:p>
      <text:list xml:id="list8269611715198491508" text:style-name="L266">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Careless: Your characters cannot gain block</text:p>
        </text:list-item>
        <text:list-item>
          <text:p text:style-name="P197">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7955890174578668529" text:style-name="L267">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text:soft-page-break/>Well Fed: +1 mobility and dexterity (3 encounters)</text:p>
        </text:list-item>
        <text:list-item>
          <text:p text:style-name="P198">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166991506562901198" text:style-name="L268">
        <text:list-item>
          <text:p text:style-name="P199">Second Wind: Characters below 50% hp start combat with +2 strength and wisdom</text:p>
        </text:list-item>
        <text:list-item>
          <text:p text:style-name="P199">Cannibalistic: Characters heal +5hp at the end of combat</text:p>
        </text:list-item>
      </text:list>
      <text:p text:style-name="P2"/>
      <text:p text:style-name="P2"/>
      <text:p text:style-name="P2">Final Artifacts List</text:p>
      <text:list xml:id="list9140037901474303159" text:style-name="L269">
        <text:list-item>
          <text:list>
            <text:list-item>
              <text:p text:style-name="P200">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All characters start each combat with 6 block DONE</text:p>
            </text:list-item>
            <text:list-item>
              <text:p text:style-name="P200">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text:soft-page-break/>initative DONE</text:p>
                </text:list-item>
                <text:list-item>
                  <text:p text:style-name="P200">energy DONE</text:p>
                </text:list-item>
                <text:list-item>
                  <text:p text:style-name="P200">mobility DONE</text:p>
                </text:list-item>
              </text:list>
            </text:list-item>
          </text:list>
        </text:list-item>
      </text:list>
      <text:p text:style-name="P2"/>
      <text:list xml:id="list34786345" text:continue-numbering="true" text:style-name="L269">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If a character ends it turn with max AP, it gains +2 strength</text:p>
            </text:list-item>
            <text:list-item>
              <text:p text:style-name="P200">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text:soft-page-break/>when adding items to your inventory, you may gain +10 gold instead</text:p>
            </text:list-item>
            <text:list-item>
              <text:p text:style-name="P200">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4132138669175639790" text:style-name="L270">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Story Event Code Ideas</text:p>
      <text:p text:style-name="P2">New Scripts</text:p>
      <text:list xml:id="list2571150870116492714" text:style-name="L271">
        <text:list-item>
          <text:p text:style-name="P202">StoryEventManager</text:p>
          <text:list>
            <text:list-item>
              <text:p text:style-name="P202">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EventName</text:p>
            </text:list-item>
            <text:list-item>
              <text:p text:style-name="P202">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7536095818238336091" text:style-name="L272">
        <text:list-item>
          <text:p text:style-name="P203">StoryEventScreen</text:p>
        </text:list-item>
        <text:list-item>
          <text:p text:style-name="P203"><text:soft-page-break/>StoryEventButton</text:p>
        </text:list-item>
      </text:list>
      <text:p text:style-name="P2">Basic UI ideas</text:p>
      <text:list xml:id="list7433088193654789047" text:style-name="L273">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Button</text:p>
                  <text:list>
                    <text:list-item>
                      <text:p text:style-name="P204">button has text on it that describes the action (e.g. Fight Mork, Walk the long way around, etc)</text:p>
                    </text:list-item>
                    <text:list-item>
                      <text:p text:style-name="P204">button has a description panel below it that describes the consequences of the action (e.g. Gain State: Tired, Start a new combat event with mork, Lose all gold)</text:p>
                    </text:list-item>
                  </text:list>
                </text:list-item>
              </text:list>
            </text:list-item>
          </text:list>
        </text:list-item>
      </text:list>
      <text:list xml:id="list8565818961718815128" text:style-name="L274">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2914604725066772906" text:style-name="L275">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text:soft-page-break/>Implement new passive traits, update old passive traits</text:p>
        </text:list-item>
        <text:list-item>
          <text:p text:style-name="P206">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4768583370214262050" text:style-name="L276">
        <text:list-item>
          <text:p text:style-name="P242">Design Notes / Sprint Overview</text:p>
        </text:list-item>
      </text:list>
      <text:list xml:id="list3325222925817316330" text:style-name="L277">
        <text:list-item>
          <text:p text:style-name="P207">Design Different tabs / views</text:p>
          <text:list>
            <text:list-item>
              <text:p text:style-name="P207">Character Panel takes up 3/4ths space, inventory takes <text:s/>1/4<text:span text:style-name="T1">th</text:span></text:p>
            </text:list-item>
            <text:list-item>
              <text:p text:style-name="P207"><text:soft-page-break/>Character roster no longer has front page. Player instead cycles through character with a left 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Character Items/Equiptment</text:p>
                    </text:list-item>
                    <text:list-item>
                      <text:p text:style-name="P207">Inventory Master view</text:p>
                    </text:list-item>
                  </text:list>
                </text:list-item>
              </text:list>
            </text:list-item>
            <text:list-item>
              <text:p text:style-name="P207">Talents Page</text:p>
              <text:list>
                <text:list-item>
                  <text:p text:style-name="P207">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alent tree page</text:p>
                      <text:list>
                        <text:list-item>
                          <text:p text:style-name="P207">back ground image</text:p>
                        </text:list-item>
                        <text:list-item>
                          <text:p text:style-name="P207">buttons for abilities/passives</text:p>
                        </text:list-item>
                      </text:list>
                    </text:list-item>
                  </text:list>
                </text:list-item>
              </text:list>
            </text:list-item>
          </text:list>
        </text:list-item>
      </text:list>
      <text:list xml:id="list7805890608665221562" text:style-name="L278">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8035877226399943338" text:style-name="L279">
        <text:list-item>
          <text:p text:style-name="P243">Sprint To Do</text:p>
          <text:list>
            <text:list-item>
              <text:p text:style-name="P243">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text:soft-page-break/>player can alternate between character</text:p>
                </text:list-item>
                <text:list-item>
                  <text:p text:style-name="P209">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6729481648296452284" text:style-name="L280">
        <text:list-item>
          <text:p text:style-name="P210">Create new talent button prefabs</text:p>
        </text:list-item>
        <text:list-item>
          <text:p text:style-name="P210">Create new talent master page prefab (if not already done)</text:p>
        </text:list-item>
        <text:list-item>
          <text:p text:style-name="P210">Rework old scripts: Talent and TalentTree</text:p>
        </text:list-item>
        <text:list-item>
          <text:p text:style-name="P210">Acceptance Criteria</text:p>
          <text:list>
            <text:list-item>
              <text:p text:style-name="P210">If a character has a point spent in </text:p>
            </text:list-item>
          </text:list>
        </text:list-item>
      </text:list>
      <text:p text:style-name="P2"/>
      <text:p text:style-name="P2">Sprint ??: Main Menu / Team Builder rework</text:p>
      <text:list xml:id="list6347583115208204862" text:style-name="L281">
        <text:list-item>
          <text:p text:style-name="P211">Find / Create background animations or image for main menu</text:p>
        </text:list-item>
        <text:list-item>
          <text:p text:style-name="P211">Rework all buttons and ui elements</text:p>
        </text:list-item>
        <text:list-item>
          <text:p text:style-name="P211">Team building page</text:p>
          <text:list>
            <text:list-item>
              <text:p text:style-name="P211">redesign all views</text:p>
            </text:list-item>
            <text:list-item>
              <text:p text:style-name="P211">implement all character presets</text:p>
            </text:list-item>
          </text:list>
        </text:list-item>
      </text:list>
      <text:list xml:id="list6186353008821469391" text:style-name="L282">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4208580941273824510" text:style-name="L283">
        <text:list-item>
          <text:p text:style-name="P213"><text:soft-page-break/>Update scenechangedatastorage script, or replace it</text:p>
          <text:list>
            <text:list-item>
              <text:p text:style-name="P213">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
      <text:p text:style-name="P2">Melee ability process</text:p>
      <text:list xml:id="list4233615933751431139" text:style-name="L284">
        <text:list-item>
          <text:p text:style-name="P214">Calculate base damage (weapon base damage, + strenght and other flat bonuses)</text:p>
        </text:list-item>
        <text:list-item>
          <text:p text:style-name="P214">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roll for crit </text:p>
        </text:list-item>
        <text:list-item>
          <text:p text:style-name="P214">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5T14:58:00.58</dc:date>
    <dc:creator>will black</dc:creator>
    <meta:editing-duration>P37DT9H44M59S</meta:editing-duration>
    <meta:editing-cycles>1000</meta:editing-cycles>
    <meta:generator>OpenOffice/4.1.6$Win32 OpenOffice.org_project/416m1$Build-9790</meta:generator>
    <meta:document-statistic meta:table-count="0" meta:image-count="0" meta:object-count="0" meta:page-count="82" meta:paragraph-count="2154" meta:word-count="16268" meta:character-count="92335"/>
  </office:meta>
</office:document-meta>
</file>